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2.1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f200"/>
      <style:text-properties fo:color="#ce181e"/>
    </style:style>
    <style:style style:name="ce3" style:family="table-cell" style:parent-style-name="Default">
      <style:table-cell-properties fo:background-color="#faa61a"/>
    </style:style>
    <style:style style:name="ce4" style:family="table-cell" style:parent-style-name="Default">
      <style:table-cell-properties fo:background-color="#faa61a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time_ev_2-5</text:p>
          </table:table-cell>
          <table:table-cell office:value-type="string" calcext:value-type="string">
            <text:p>ev_prop</text:p>
          </table:table-cell>
          <table:table-cell office:value-type="string" calcext:value-type="string">
            <text:p>time_ev_1-2</text:p>
          </table:table-cell>
          <table:table-cell office:value-type="string" calcext:value-type="string">
            <text:p>ev_prop_1</text:p>
          </table:table-cell>
          <table:table-cell office:value-type="string" calcext:value-type="string">
            <text:p>time_ej_1-6</text:p>
          </table:table-cell>
          <table:table-cell office:value-type="string" calcext:value-type="string">
            <text:p>time_ev_3-2</text:p>
          </table:table-cell>
          <table:table-cell office:value-type="string" calcext:value-type="string">
            <text:p>ev_prop_2</text:p>
          </table:table-cell>
          <table:table-cell office:value-type="string" calcext:value-type="string">
            <text:p>time_ej_3-4</text:p>
          </table:table-cell>
          <table:table-cell office:value-type="string" calcext:value-type="string">
            <text:p>time_ej_4-5</text:p>
          </table:table-cell>
          <table:table-cell office:value-type="string" calcext:value-type="string">
            <text:p>time_ej_2-6</text:p>
          </table:table-cell>
          <table:table-cell office:value-type="string" calcext:value-type="string">
            <text:p>time_ej_5-6</text:p>
          </table:table-cell>
        </table:table-row>
        <table:table-row table:style-name="ro1">
          <table:table-cell office:value-type="string" calcext:value-type="string">
            <text:p>Min.</text:p>
          </table:table-cell>
          <table:table-cell office:value-type="float" office:value="1427917.6385" calcext:value-type="float">
            <text:p>1427917.6385</text:p>
          </table:table-cell>
          <table:table-cell office:value-type="float" office:value="0.6206" calcext:value-type="float">
            <text:p>0.6206</text:p>
          </table:table-cell>
          <table:table-cell office:value-type="float" office:value="101841.2796" calcext:value-type="float">
            <text:p>101841.2796</text:p>
          </table:table-cell>
          <table:table-cell office:value-type="float" office:value="0.3809" calcext:value-type="float">
            <text:p>0.3809</text:p>
          </table:table-cell>
          <table:table-cell office:value-type="float" office:value="525544.8176" calcext:value-type="float">
            <text:p>525544.8176</text:p>
          </table:table-cell>
          <table:table-cell office:value-type="float" office:value="1118159.1301" calcext:value-type="float">
            <text:p>1118159.1301</text:p>
          </table:table-cell>
          <table:table-cell office:value-type="float" office:value="0.6298" calcext:value-type="float">
            <text:p>0.6298</text:p>
          </table:table-cell>
          <table:table-cell office:value-type="float" office:value="1296475.6709" calcext:value-type="float">
            <text:p>1296475.6709</text:p>
          </table:table-cell>
          <table:table-cell office:value-type="float" office:value="1822320.1225" calcext:value-type="float">
            <text:p>1822320.1225</text:p>
          </table:table-cell>
          <table:table-cell office:value-type="float" office:value="1039405.998" calcext:value-type="float">
            <text:p>1039405.998</text:p>
          </table:table-cell>
          <table:table-cell office:value-type="float" office:value="3016927.1583" calcext:value-type="float">
            <text:p>3016927.1583</text:p>
          </table:table-cell>
        </table:table-row>
        <table:table-row table:style-name="ro1">
          <table:table-cell office:value-type="string" calcext:value-type="string">
            <text:p>Weighted 2.5 % Perc.</text:p>
          </table:table-cell>
          <table:table-cell table:style-name="ce1" office:value-type="float" office:value="2059478.3524" calcext:value-type="float">
            <text:p>2059478.3524</text:p>
          </table:table-cell>
          <table:table-cell office:value-type="float" office:value="0.6412" calcext:value-type="float">
            <text:p>0.6412</text:p>
          </table:table-cell>
          <table:table-cell table:style-name="ce1" office:value-type="float" office:value="508254.7932" calcext:value-type="float">
            <text:p>508254.7932</text:p>
          </table:table-cell>
          <table:table-cell table:style-name="ce1" office:value-type="float" office:value="0.4722" calcext:value-type="float">
            <text:p>0.4722</text:p>
          </table:table-cell>
          <table:table-cell table:style-name="ce1" office:value-type="float" office:value="617721.9817" calcext:value-type="float">
            <text:p>617721.9817</text:p>
          </table:table-cell>
          <table:table-cell office:value-type="float" office:value="1210330.921" calcext:value-type="float">
            <text:p>1210330.921</text:p>
          </table:table-cell>
          <table:table-cell office:value-type="float" office:value="0.6582" calcext:value-type="float">
            <text:p>0.6582</text:p>
          </table:table-cell>
          <table:table-cell office:value-type="float" office:value="1369861.7223" calcext:value-type="float">
            <text:p>1369861.7223</text:p>
          </table:table-cell>
          <table:table-cell table:style-name="ce1" office:value-type="float" office:value="2135211.2015" calcext:value-type="float">
            <text:p>2135211.2015</text:p>
          </table:table-cell>
          <table:table-cell table:style-name="ce1" office:value-type="float" office:value="1932005.0478" calcext:value-type="float">
            <text:p>1932005.0478</text:p>
          </table:table-cell>
          <table:table-cell table:style-name="ce1" office:value-type="float" office:value="3874516.5612" calcext:value-type="float">
            <text:p>3874516.5612</text:p>
          </table:table-cell>
        </table:table-row>
        <table:table-row table:style-name="ro1">
          <table:table-cell office:value-type="string" calcext:value-type="string">
            <text:p>Weighted Median</text:p>
          </table:table-cell>
          <table:table-cell table:style-name="ce2" office:value-type="float" office:value="2449995.7092" calcext:value-type="float">
            <text:p>2449995.7092</text:p>
          </table:table-cell>
          <table:table-cell office:value-type="float" office:value="0.7671" calcext:value-type="float">
            <text:p>0.7671</text:p>
          </table:table-cell>
          <table:table-cell table:style-name="ce2" office:value-type="float" office:value="700680.8721" calcext:value-type="float">
            <text:p>700680.8721</text:p>
          </table:table-cell>
          <table:table-cell table:style-name="ce2" office:value-type="float" office:value="0.705" calcext:value-type="float">
            <text:p>0.705</text:p>
          </table:table-cell>
          <table:table-cell table:style-name="ce1" office:value-type="float" office:value="869999.1977" calcext:value-type="float">
            <text:p>869999.1977</text:p>
          </table:table-cell>
          <table:table-cell office:value-type="float" office:value="1413287.2493" calcext:value-type="float">
            <text:p>1413287.2493</text:p>
          </table:table-cell>
          <table:table-cell office:value-type="float" office:value="0.8283" calcext:value-type="float">
            <text:p>0.8283</text:p>
          </table:table-cell>
          <table:table-cell office:value-type="float" office:value="1747363.2531" calcext:value-type="float">
            <text:p>1747363.2531</text:p>
          </table:table-cell>
          <table:table-cell table:style-name="ce2" office:value-type="float" office:value="2394717.5885" calcext:value-type="float">
            <text:p>2394717.5885</text:p>
          </table:table-cell>
          <table:table-cell table:style-name="ce2" office:value-type="float" office:value="2500137.7351" calcext:value-type="float">
            <text:p>2500137.7351</text:p>
          </table:table-cell>
          <table:table-cell table:style-name="ce2" office:value-type="float" office:value="4478698.0553" calcext:value-type="float">
            <text:p>4478698.0553</text:p>
          </table:table-cell>
        </table:table-row>
        <table:table-row table:style-name="ro1">
          <table:table-cell office:value-type="string" calcext:value-type="string">
            <text:p>Weighted Mean</text:p>
          </table:table-cell>
          <table:table-cell table:style-name="ce1" office:value-type="float" office:value="2487759.6878" calcext:value-type="float">
            <text:p>2487759.6878</text:p>
          </table:table-cell>
          <table:table-cell office:value-type="float" office:value="0.7633" calcext:value-type="float">
            <text:p>0.7633</text:p>
          </table:table-cell>
          <table:table-cell table:style-name="ce1" office:value-type="float" office:value="716215.3739" calcext:value-type="float">
            <text:p>716215.3739</text:p>
          </table:table-cell>
          <table:table-cell table:style-name="ce1" office:value-type="float" office:value="0.6896" calcext:value-type="float">
            <text:p>0.6896</text:p>
          </table:table-cell>
          <table:table-cell table:style-name="ce1" office:value-type="float" office:value="896183.8913" calcext:value-type="float">
            <text:p>896183.8913</text:p>
          </table:table-cell>
          <table:table-cell office:value-type="float" office:value="1469459.3326" calcext:value-type="float">
            <text:p>1469459.3326</text:p>
          </table:table-cell>
          <table:table-cell office:value-type="float" office:value="0.8252" calcext:value-type="float">
            <text:p>0.8252</text:p>
          </table:table-cell>
          <table:table-cell office:value-type="float" office:value="1770553.0985" calcext:value-type="float">
            <text:p>1770553.0985</text:p>
          </table:table-cell>
          <table:table-cell table:style-name="ce1" office:value-type="float" office:value="2441540.3952" calcext:value-type="float">
            <text:p>2441540.3952</text:p>
          </table:table-cell>
          <table:table-cell table:style-name="ce1" office:value-type="float" office:value="2595262.8612" calcext:value-type="float">
            <text:p>2595262.8612</text:p>
          </table:table-cell>
          <table:table-cell table:style-name="ce1" office:value-type="float" office:value="4657431.0564" calcext:value-type="float">
            <text:p>4657431.0564</text:p>
          </table:table-cell>
        </table:table-row>
        <table:table-row table:style-name="ro1">
          <table:table-cell office:value-type="string" calcext:value-type="string">
            <text:p>Weighted Mode</text:p>
          </table:table-cell>
          <table:table-cell table:style-name="ce1" office:value-type="float" office:value="2380471.7857" calcext:value-type="float">
            <text:p>2380471.7857</text:p>
          </table:table-cell>
          <table:table-cell office:value-type="float" office:value="0.8446" calcext:value-type="float">
            <text:p>0.8446</text:p>
          </table:table-cell>
          <table:table-cell table:style-name="ce1" office:value-type="float" office:value="678166.1181" calcext:value-type="float">
            <text:p>678166.1181</text:p>
          </table:table-cell>
          <table:table-cell table:style-name="ce1" office:value-type="float" office:value="0.7883" calcext:value-type="float">
            <text:p>0.7883</text:p>
          </table:table-cell>
          <table:table-cell table:style-name="ce1" office:value-type="float" office:value="699921.8244" calcext:value-type="float">
            <text:p>699921.8244</text:p>
          </table:table-cell>
          <table:table-cell office:value-type="float" office:value="1305812.7692" calcext:value-type="float">
            <text:p>1305812.7692</text:p>
          </table:table-cell>
          <table:table-cell office:value-type="float" office:value="0.8736" calcext:value-type="float">
            <text:p>0.8736</text:p>
          </table:table-cell>
          <table:table-cell office:value-type="float" office:value="1455743.687" calcext:value-type="float">
            <text:p>1455743.687</text:p>
          </table:table-cell>
          <table:table-cell table:style-name="ce1" office:value-type="float" office:value="2328272.4575" calcext:value-type="float">
            <text:p>2328272.4575</text:p>
          </table:table-cell>
          <table:table-cell table:style-name="ce1" office:value-type="float" office:value="2353801.7073" calcext:value-type="float">
            <text:p>2353801.7073</text:p>
          </table:table-cell>
          <table:table-cell table:style-name="ce1" office:value-type="float" office:value="4226743.5903" calcext:value-type="float">
            <text:p>4226743.5903</text:p>
          </table:table-cell>
        </table:table-row>
        <table:table-row table:style-name="ro1">
          <table:table-cell office:value-type="string" calcext:value-type="string">
            <text:p>Weighted 97.5 % Perc.</text:p>
          </table:table-cell>
          <table:table-cell table:style-name="ce1" office:value-type="float" office:value="3082755.2306" calcext:value-type="float">
            <text:p>3082755.2306</text:p>
          </table:table-cell>
          <table:table-cell office:value-type="float" office:value="0.8733" calcext:value-type="float">
            <text:p>0.8733</text:p>
          </table:table-cell>
          <table:table-cell table:style-name="ce1" office:value-type="float" office:value="984670.9687" calcext:value-type="float">
            <text:p>984670.9687</text:p>
          </table:table-cell>
          <table:table-cell table:style-name="ce1" office:value-type="float" office:value="0.8391" calcext:value-type="float">
            <text:p>0.8391</text:p>
          </table:table-cell>
          <table:table-cell table:style-name="ce1" office:value-type="float" office:value="1271279.4477" calcext:value-type="float">
            <text:p>1271279.4477</text:p>
          </table:table-cell>
          <table:table-cell office:value-type="float" office:value="2010723.4805" calcext:value-type="float">
            <text:p>2010723.4805</text:p>
          </table:table-cell>
          <table:table-cell office:value-type="float" office:value="0.9876" calcext:value-type="float">
            <text:p>0.9876</text:p>
          </table:table-cell>
          <table:table-cell office:value-type="float" office:value="2257458.7468" calcext:value-type="float">
            <text:p>2257458.7468</text:p>
          </table:table-cell>
          <table:table-cell table:style-name="ce1" office:value-type="float" office:value="2970450.7673" calcext:value-type="float">
            <text:p>2970450.7673</text:p>
          </table:table-cell>
          <table:table-cell table:style-name="ce1" office:value-type="float" office:value="3654134.2347" calcext:value-type="float">
            <text:p>3654134.2347</text:p>
          </table:table-cell>
          <table:table-cell table:style-name="ce1" office:value-type="float" office:value="6367142.9546" calcext:value-type="float">
            <text:p>6367142.9546</text:p>
          </table:table-cell>
        </table:table-row>
        <table:table-row table:style-name="ro1">
          <table:table-cell office:value-type="string" calcext:value-type="string">
            <text:p>Max.</text:p>
          </table:table-cell>
          <table:table-cell office:value-type="float" office:value="3839869.183" calcext:value-type="float">
            <text:p>3839869.183</text:p>
          </table:table-cell>
          <table:table-cell office:value-type="float" office:value="0.9166" calcext:value-type="float">
            <text:p>0.9166</text:p>
          </table:table-cell>
          <table:table-cell office:value-type="float" office:value="1346759.7575" calcext:value-type="float">
            <text:p>1346759.7575</text:p>
          </table:table-cell>
          <table:table-cell office:value-type="float" office:value="0.9066" calcext:value-type="float">
            <text:p>0.9066</text:p>
          </table:table-cell>
          <table:table-cell office:value-type="float" office:value="1361603.6675" calcext:value-type="float">
            <text:p>1361603.6675</text:p>
          </table:table-cell>
          <table:table-cell office:value-type="float" office:value="2299319.5938" calcext:value-type="float">
            <text:p>2299319.5938</text:p>
          </table:table-cell>
          <table:table-cell office:value-type="float" office:value="1.0207" calcext:value-type="float">
            <text:p>1.0207</text:p>
          </table:table-cell>
          <table:table-cell office:value-type="float" office:value="2351088.3517" calcext:value-type="float">
            <text:p>2351088.3517</text:p>
          </table:table-cell>
          <table:table-cell office:value-type="float" office:value="3545337.128" calcext:value-type="float">
            <text:p>3545337.128</text:p>
          </table:table-cell>
          <table:table-cell office:value-type="float" office:value="5055221.0899" calcext:value-type="float">
            <text:p>5055221.0899</text:p>
          </table:table-cell>
          <table:table-cell office:value-type="float" office:value="7593017.3495" calcext:value-type="float">
            <text:p>7593017.349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in.</text:p>
          </table:table-cell>
          <table:table-cell office:value-type="float" office:value="2388310.127" calcext:value-type="float">
            <text:p>2388310.127</text:p>
          </table:table-cell>
          <table:table-cell office:value-type="float" office:value="0.6248" calcext:value-type="float">
            <text:p>0.6248</text:p>
          </table:table-cell>
          <table:table-cell office:value-type="float" office:value="207478.6735" calcext:value-type="float">
            <text:p>207478.6735</text:p>
          </table:table-cell>
          <table:table-cell office:value-type="float" office:value="0.351" calcext:value-type="float">
            <text:p>0.351</text:p>
          </table:table-cell>
          <table:table-cell office:value-type="float" office:value="481603.5476" calcext:value-type="float">
            <text:p>481603.5476</text:p>
          </table:table-cell>
          <table:table-cell office:value-type="float" office:value="1173862.3313" calcext:value-type="float">
            <text:p>1173862.3313</text:p>
          </table:table-cell>
          <table:table-cell office:value-type="float" office:value="0.6458" calcext:value-type="float">
            <text:p>0.6458</text:p>
          </table:table-cell>
          <table:table-cell office:value-type="float" office:value="1339214.5129" calcext:value-type="float">
            <text:p>1339214.5129</text:p>
          </table:table-cell>
          <table:table-cell office:value-type="float" office:value="2388696.194" calcext:value-type="float">
            <text:p>2388696.194</text:p>
          </table:table-cell>
          <table:table-cell office:value-type="float" office:value="2344521.8255" calcext:value-type="float">
            <text:p>2344521.8255</text:p>
          </table:table-cell>
          <table:table-cell office:value-type="float" office:value="3989771.2047" calcext:value-type="float">
            <text:p>3989771.2047</text:p>
          </table:table-cell>
        </table:table-row>
        <table:table-row table:style-name="ro1">
          <table:table-cell office:value-type="string" calcext:value-type="string">
            <text:p>Weighted 2.5 % Perc.</text:p>
          </table:table-cell>
          <table:table-cell office:value-type="float" office:value="2429650.9616" calcext:value-type="float">
            <text:p>2429650.9616</text:p>
          </table:table-cell>
          <table:table-cell office:value-type="float" office:value="0.6335" calcext:value-type="float">
            <text:p>0.6335</text:p>
          </table:table-cell>
          <table:table-cell office:value-type="float" office:value="214197.3886" calcext:value-type="float">
            <text:p>214197.3886</text:p>
          </table:table-cell>
          <table:table-cell table:style-name="ce1" office:value-type="float" office:value="0.3911" calcext:value-type="float">
            <text:p>0.3911</text:p>
          </table:table-cell>
          <table:table-cell office:value-type="float" office:value="509851.3155" calcext:value-type="float">
            <text:p>509851.3155</text:p>
          </table:table-cell>
          <table:table-cell table:style-name="ce1" office:value-type="float" office:value="1194791.2407" calcext:value-type="float">
            <text:p>1194791.2407</text:p>
          </table:table-cell>
          <table:table-cell table:style-name="ce1" office:value-type="float" office:value="0.6775" calcext:value-type="float">
            <text:p>0.6775</text:p>
          </table:table-cell>
          <table:table-cell table:style-name="ce1" office:value-type="float" office:value="1357378.5184" calcext:value-type="float">
            <text:p>1357378.5184</text:p>
          </table:table-cell>
          <table:table-cell office:value-type="float" office:value="2400880.5434" calcext:value-type="float">
            <text:p>2400880.5434</text:p>
          </table:table-cell>
          <table:table-cell office:value-type="float" office:value="2415924.8942" calcext:value-type="float">
            <text:p>2415924.8942</text:p>
          </table:table-cell>
          <table:table-cell table:style-name="ce1" office:value-type="float" office:value="4025619.9529" calcext:value-type="float">
            <text:p>4025619.9529</text:p>
          </table:table-cell>
        </table:table-row>
        <table:table-row table:style-name="ro1">
          <table:table-cell office:value-type="string" calcext:value-type="string">
            <text:p>Weighted Median</text:p>
          </table:table-cell>
          <table:table-cell office:value-type="float" office:value="2969679.3273" calcext:value-type="float">
            <text:p>2969679.3273</text:p>
          </table:table-cell>
          <table:table-cell office:value-type="float" office:value="0.7762" calcext:value-type="float">
            <text:p>0.7762</text:p>
          </table:table-cell>
          <table:table-cell office:value-type="float" office:value="360210.2241" calcext:value-type="float">
            <text:p>360210.2241</text:p>
          </table:table-cell>
          <table:table-cell table:style-name="ce2" office:value-type="float" office:value="0.6568" calcext:value-type="float">
            <text:p>0.6568</text:p>
          </table:table-cell>
          <table:table-cell office:value-type="float" office:value="766320.1342" calcext:value-type="float">
            <text:p>766320.1342</text:p>
          </table:table-cell>
          <table:table-cell table:style-name="ce2" office:value-type="float" office:value="1333812.7073" calcext:value-type="float">
            <text:p>1333812.7073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662777.1632" calcext:value-type="float">
            <text:p>1662777.1632</text:p>
          </table:table-cell>
          <table:table-cell office:value-type="float" office:value="2694517.9439" calcext:value-type="float">
            <text:p>2694517.9439</text:p>
          </table:table-cell>
          <table:table-cell office:value-type="float" office:value="3258826.177" calcext:value-type="float">
            <text:p>3258826.177</text:p>
          </table:table-cell>
          <table:table-cell table:style-name="ce2" office:value-type="float" office:value="4803674.7137" calcext:value-type="float">
            <text:p>4803674.7137</text:p>
          </table:table-cell>
        </table:table-row>
        <table:table-row table:style-name="ro1">
          <table:table-cell office:value-type="string" calcext:value-type="string">
            <text:p>Weighted Mean</text:p>
          </table:table-cell>
          <table:table-cell office:value-type="float" office:value="3023366.5688" calcext:value-type="float">
            <text:p>3023366.5688</text:p>
          </table:table-cell>
          <table:table-cell office:value-type="float" office:value="0.7683" calcext:value-type="float">
            <text:p>0.7683</text:p>
          </table:table-cell>
          <table:table-cell office:value-type="float" office:value="404294.4202" calcext:value-type="float">
            <text:p>404294.4202</text:p>
          </table:table-cell>
          <table:table-cell table:style-name="ce1" office:value-type="float" office:value="0.6366" calcext:value-type="float">
            <text:p>0.6366</text:p>
          </table:table-cell>
          <table:table-cell office:value-type="float" office:value="794097.8053" calcext:value-type="float">
            <text:p>794097.8053</text:p>
          </table:table-cell>
          <table:table-cell table:style-name="ce1" office:value-type="float" office:value="1377451.4046" calcext:value-type="float">
            <text:p>1377451.4046</text:p>
          </table:table-cell>
          <table:table-cell table:style-name="ce1" office:value-type="float" office:value="0.8809" calcext:value-type="float">
            <text:p>0.8809</text:p>
          </table:table-cell>
          <table:table-cell table:style-name="ce1" office:value-type="float" office:value="1717636.7304" calcext:value-type="float">
            <text:p>1717636.7304</text:p>
          </table:table-cell>
          <table:table-cell office:value-type="float" office:value="2793686.9487" calcext:value-type="float">
            <text:p>2793686.9487</text:p>
          </table:table-cell>
          <table:table-cell office:value-type="float" office:value="3351419.6822" calcext:value-type="float">
            <text:p>3351419.6822</text:p>
          </table:table-cell>
          <table:table-cell table:style-name="ce1" office:value-type="float" office:value="5045831.5067" calcext:value-type="float">
            <text:p>5045831.5067</text:p>
          </table:table-cell>
        </table:table-row>
        <table:table-row table:style-name="ro1">
          <table:table-cell office:value-type="string" calcext:value-type="string">
            <text:p>Weighted Mode</text:p>
          </table:table-cell>
          <table:table-cell office:value-type="float" office:value="2567401.4885" calcext:value-type="float">
            <text:p>2567401.4885</text:p>
          </table:table-cell>
          <table:table-cell office:value-type="float" office:value="0.8509" calcext:value-type="float">
            <text:p>0.8509</text:p>
          </table:table-cell>
          <table:table-cell office:value-type="float" office:value="254334.4233" calcext:value-type="float">
            <text:p>254334.4233</text:p>
          </table:table-cell>
          <table:table-cell table:style-name="ce1" office:value-type="float" office:value="0.768" calcext:value-type="float">
            <text:p>0.768</text:p>
          </table:table-cell>
          <table:table-cell office:value-type="float" office:value="588200.6513" calcext:value-type="float">
            <text:p>588200.6513</text:p>
          </table:table-cell>
          <table:table-cell table:style-name="ce1" office:value-type="float" office:value="1242958.1387" calcext:value-type="float">
            <text:p>1242958.1387</text:p>
          </table:table-cell>
          <table:table-cell table:style-name="ce1" office:value-type="float" office:value="0.9766" calcext:value-type="float">
            <text:p>0.9766</text:p>
          </table:table-cell>
          <table:table-cell table:style-name="ce1" office:value-type="float" office:value="1428702.4815" calcext:value-type="float">
            <text:p>1428702.4815</text:p>
          </table:table-cell>
          <table:table-cell office:value-type="float" office:value="2478124.4103" calcext:value-type="float">
            <text:p>2478124.4103</text:p>
          </table:table-cell>
          <table:table-cell office:value-type="float" office:value="2650743.7435" calcext:value-type="float">
            <text:p>2650743.7435</text:p>
          </table:table-cell>
          <table:table-cell table:style-name="ce1" office:value-type="float" office:value="4246823.3675" calcext:value-type="float">
            <text:p>4246823.3675</text:p>
          </table:table-cell>
        </table:table-row>
        <table:table-row table:style-name="ro1">
          <table:table-cell office:value-type="string" calcext:value-type="string">
            <text:p>Weighted 97.5 % Perc.</text:p>
          </table:table-cell>
          <table:table-cell office:value-type="float" office:value="3915322.8868" calcext:value-type="float">
            <text:p>3915322.8868</text:p>
          </table:table-cell>
          <table:table-cell office:value-type="float" office:value="0.8778" calcext:value-type="float">
            <text:p>0.8778</text:p>
          </table:table-cell>
          <table:table-cell office:value-type="float" office:value="840613.6349" calcext:value-type="float">
            <text:p>840613.6349</text:p>
          </table:table-cell>
          <table:table-cell table:style-name="ce1" office:value-type="float" office:value="0.8054" calcext:value-type="float">
            <text:p>0.8054</text:p>
          </table:table-cell>
          <table:table-cell office:value-type="float" office:value="1172067.0574" calcext:value-type="float">
            <text:p>1172067.0574</text:p>
          </table:table-cell>
          <table:table-cell table:style-name="ce1" office:value-type="float" office:value="1822203.1955" calcext:value-type="float">
            <text:p>1822203.1955</text:p>
          </table:table-cell>
          <table:table-cell table:style-name="ce1" office:value-type="float" office:value="0.9977" calcext:value-type="float">
            <text:p>0.9977</text:p>
          </table:table-cell>
          <table:table-cell table:style-name="ce1" office:value-type="float" office:value="2263002.2463" calcext:value-type="float">
            <text:p>2263002.2463</text:p>
          </table:table-cell>
          <table:table-cell office:value-type="float" office:value="3629992.3578" calcext:value-type="float">
            <text:p>3629992.3578</text:p>
          </table:table-cell>
          <table:table-cell office:value-type="float" office:value="4875261.5092" calcext:value-type="float">
            <text:p>4875261.5092</text:p>
          </table:table-cell>
          <table:table-cell table:style-name="ce1" office:value-type="float" office:value="7071902.284" calcext:value-type="float">
            <text:p>7071902.284</text:p>
          </table:table-cell>
        </table:table-row>
        <table:table-row table:style-name="ro1">
          <table:table-cell office:value-type="string" calcext:value-type="string">
            <text:p>Max.</text:p>
          </table:table-cell>
          <table:table-cell office:value-type="float" office:value="4962100.1539" calcext:value-type="float">
            <text:p>4962100.1539</text:p>
          </table:table-cell>
          <table:table-cell office:value-type="float" office:value="0.884" calcext:value-type="float">
            <text:p>0.884</text:p>
          </table:table-cell>
          <table:table-cell office:value-type="float" office:value="1101328.1821" calcext:value-type="float">
            <text:p>1101328.1821</text:p>
          </table:table-cell>
          <table:table-cell office:value-type="float" office:value="0.8156" calcext:value-type="float">
            <text:p>0.8156</text:p>
          </table:table-cell>
          <table:table-cell office:value-type="float" office:value="1228610.4845" calcext:value-type="float">
            <text:p>1228610.4845</text:p>
          </table:table-cell>
          <table:table-cell office:value-type="float" office:value="2228141.5875" calcext:value-type="float">
            <text:p>2228141.5875</text:p>
          </table:table-cell>
          <table:table-cell office:value-type="float" office:value="1.0043" calcext:value-type="float">
            <text:p>1.0043</text:p>
          </table:table-cell>
          <table:table-cell office:value-type="float" office:value="2317115.6492" calcext:value-type="float">
            <text:p>2317115.6492</text:p>
          </table:table-cell>
          <table:table-cell office:value-type="float" office:value="4604361.1232" calcext:value-type="float">
            <text:p>4604361.1232</text:p>
          </table:table-cell>
          <table:table-cell office:value-type="float" office:value="6765870.1842" calcext:value-type="float">
            <text:p>6765870.1842</text:p>
          </table:table-cell>
          <table:table-cell office:value-type="float" office:value="7527583.9727" calcext:value-type="float">
            <text:p>7527583.972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in.</text:p>
          </table:table-cell>
          <table:table-cell office:value-type="float" office:value="866851.6716" calcext:value-type="float">
            <text:p>866851.6716</text:p>
          </table:table-cell>
          <table:table-cell office:value-type="float" office:value="0.5866" calcext:value-type="float">
            <text:p>0.5866</text:p>
          </table:table-cell>
          <table:table-cell office:value-type="float" office:value="124538.2518" calcext:value-type="float">
            <text:p>124538.2518</text:p>
          </table:table-cell>
          <table:table-cell office:value-type="float" office:value="0.2113" calcext:value-type="float">
            <text:p>0.2113</text:p>
          </table:table-cell>
          <table:table-cell office:value-type="float" office:value="437748.518" calcext:value-type="float">
            <text:p>437748.518</text:p>
          </table:table-cell>
          <table:table-cell office:value-type="float" office:value="1142399.0898" calcext:value-type="float">
            <text:p>1142399.0898</text:p>
          </table:table-cell>
          <table:table-cell office:value-type="float" office:value="0.6101" calcext:value-type="float">
            <text:p>0.6101</text:p>
          </table:table-cell>
          <table:table-cell office:value-type="float" office:value="1203289.2462" calcext:value-type="float">
            <text:p>1203289.2462</text:p>
          </table:table-cell>
          <table:table-cell office:value-type="float" office:value="1858480.4774" calcext:value-type="float">
            <text:p>1858480.4774</text:p>
          </table:table-cell>
          <table:table-cell office:value-type="float" office:value="2287102.667" calcext:value-type="float">
            <text:p>2287102.667</text:p>
          </table:table-cell>
          <table:table-cell office:value-type="float" office:value="4082841.7304" calcext:value-type="float">
            <text:p>4082841.7304</text:p>
          </table:table-cell>
        </table:table-row>
        <table:table-row table:style-name="ro1">
          <table:table-cell office:value-type="string" calcext:value-type="string">
            <text:p>Weighted 2.5 % Perc.</text:p>
          </table:table-cell>
          <table:table-cell table:style-name="ce1" office:value-type="float" office:value="3542832.6814" calcext:value-type="float">
            <text:p>3542832.6814</text:p>
          </table:table-cell>
          <table:table-cell table:style-name="ce1" office:value-type="float" office:value="0.6203" calcext:value-type="float">
            <text:p>0.6203</text:p>
          </table:table-cell>
          <table:table-cell office:value-type="float" office:value="158215.0054" calcext:value-type="float">
            <text:p>158215.0054</text:p>
          </table:table-cell>
          <table:table-cell office:value-type="float" office:value="0.2546" calcext:value-type="float">
            <text:p>0.2546</text:p>
          </table:table-cell>
          <table:table-cell office:value-type="float" office:value="474459.1335" calcext:value-type="float">
            <text:p>474459.1335</text:p>
          </table:table-cell>
          <table:table-cell table:style-name="ce1" office:value-type="float" office:value="1177634.6144" calcext:value-type="float">
            <text:p>1177634.6144</text:p>
          </table:table-cell>
          <table:table-cell table:style-name="ce1" office:value-type="float" office:value="0.641" calcext:value-type="float">
            <text:p>0.641</text:p>
          </table:table-cell>
          <table:table-cell office:value-type="float" office:value="1273714.4195" calcext:value-type="float">
            <text:p>1273714.4195</text:p>
          </table:table-cell>
          <table:table-cell table:style-name="ce3" office:value-type="float" office:value="3233203.9663" calcext:value-type="float">
            <text:p>3233203.9663</text:p>
          </table:table-cell>
          <table:table-cell table:style-name="ce3" office:value-type="float" office:value="4158644.5575" calcext:value-type="float">
            <text:p>4158644.5575</text:p>
          </table:table-cell>
          <table:table-cell table:style-name="ce3" office:value-type="float" office:value="5065496.4989" calcext:value-type="float">
            <text:p>5065496.4989</text:p>
          </table:table-cell>
        </table:table-row>
        <table:table-row table:style-name="ro1">
          <table:table-cell office:value-type="string" calcext:value-type="string">
            <text:p>Weighted Median</text:p>
          </table:table-cell>
          <table:table-cell table:style-name="ce2" office:value-type="float" office:value="4789890.875" calcext:value-type="float">
            <text:p>4789890.875</text:p>
          </table:table-cell>
          <table:table-cell table:style-name="ce2" office:value-type="float" office:value="0.7327" calcext:value-type="float">
            <text:p>0.7327</text:p>
          </table:table-cell>
          <table:table-cell office:value-type="float" office:value="372311.2812" calcext:value-type="float">
            <text:p>372311.2812</text:p>
          </table:table-cell>
          <table:table-cell office:value-type="float" office:value="0.5627" calcext:value-type="float">
            <text:p>0.5627</text:p>
          </table:table-cell>
          <table:table-cell office:value-type="float" office:value="722059.1589" calcext:value-type="float">
            <text:p>722059.1589</text:p>
          </table:table-cell>
          <table:table-cell table:style-name="ce2" office:value-type="float" office:value="1297125.503" calcext:value-type="float">
            <text:p>1297125.503</text:p>
          </table:table-cell>
          <table:table-cell table:style-name="ce2" office:value-type="float" office:value="0.802" calcext:value-type="float">
            <text:p>0.802</text:p>
          </table:table-cell>
          <table:table-cell office:value-type="float" office:value="1711000.5118" calcext:value-type="float">
            <text:p>1711000.5118</text:p>
          </table:table-cell>
          <table:table-cell table:style-name="ce4" office:value-type="float" office:value="4160198.6834" calcext:value-type="float">
            <text:p>4160198.6834</text:p>
          </table:table-cell>
          <table:table-cell table:style-name="ce4" office:value-type="float" office:value="5139899.4831" calcext:value-type="float">
            <text:p>5139899.4831</text:p>
          </table:table-cell>
          <table:table-cell table:style-name="ce4" office:value-type="float" office:value="6491268.6993" calcext:value-type="float">
            <text:p>6491268.6993</text:p>
          </table:table-cell>
        </table:table-row>
        <table:table-row table:style-name="ro1">
          <table:table-cell office:value-type="string" calcext:value-type="string">
            <text:p>Weighted Mean</text:p>
          </table:table-cell>
          <table:table-cell table:style-name="ce1" office:value-type="float" office:value="4842569.2428" calcext:value-type="float">
            <text:p>4842569.2428</text:p>
          </table:table-cell>
          <table:table-cell table:style-name="ce1" office:value-type="float" office:value="0.7409" calcext:value-type="float">
            <text:p>0.7409</text:p>
          </table:table-cell>
          <table:table-cell office:value-type="float" office:value="430350.4566" calcext:value-type="float">
            <text:p>430350.4566</text:p>
          </table:table-cell>
          <table:table-cell office:value-type="float" office:value="0.5611" calcext:value-type="float">
            <text:p>0.5611</text:p>
          </table:table-cell>
          <table:table-cell office:value-type="float" office:value="753348.8239" calcext:value-type="float">
            <text:p>753348.8239</text:p>
          </table:table-cell>
          <table:table-cell table:style-name="ce1" office:value-type="float" office:value="1330968.0152" calcext:value-type="float">
            <text:p>1330968.0152</text:p>
          </table:table-cell>
          <table:table-cell table:style-name="ce1" office:value-type="float" office:value="0.7973" calcext:value-type="float">
            <text:p>0.7973</text:p>
          </table:table-cell>
          <table:table-cell office:value-type="float" office:value="1750671.0119" calcext:value-type="float">
            <text:p>1750671.0119</text:p>
          </table:table-cell>
          <table:table-cell table:style-name="ce3" office:value-type="float" office:value="4247759.7145" calcext:value-type="float">
            <text:p>4247759.7145</text:p>
          </table:table-cell>
          <table:table-cell table:style-name="ce3" office:value-type="float" office:value="5317357.1148" calcext:value-type="float">
            <text:p>5317357.1148</text:p>
          </table:table-cell>
          <table:table-cell table:style-name="ce3" office:value-type="float" office:value="6500740.8256" calcext:value-type="float">
            <text:p>6500740.8256</text:p>
          </table:table-cell>
        </table:table-row>
        <table:table-row table:style-name="ro1">
          <table:table-cell office:value-type="string" calcext:value-type="string">
            <text:p>Weighted Mode</text:p>
          </table:table-cell>
          <table:table-cell table:style-name="ce1" office:value-type="float" office:value="4247745.5295" calcext:value-type="float">
            <text:p>4247745.5295</text:p>
          </table:table-cell>
          <table:table-cell table:style-name="ce1" office:value-type="float" office:value="0.6574" calcext:value-type="float">
            <text:p>0.6574</text:p>
          </table:table-cell>
          <table:table-cell office:value-type="float" office:value="216161.3117" calcext:value-type="float">
            <text:p>216161.3117</text:p>
          </table:table-cell>
          <table:table-cell office:value-type="float" office:value="0.3498" calcext:value-type="float">
            <text:p>0.3498</text:p>
          </table:table-cell>
          <table:table-cell office:value-type="float" office:value="553802.9807" calcext:value-type="float">
            <text:p>553802.9807</text:p>
          </table:table-cell>
          <table:table-cell table:style-name="ce1" office:value-type="float" office:value="1253455.667" calcext:value-type="float">
            <text:p>1253455.667</text:p>
          </table:table-cell>
          <table:table-cell table:style-name="ce1" office:value-type="float" office:value="0.8367" calcext:value-type="float">
            <text:p>0.8367</text:p>
          </table:table-cell>
          <table:table-cell office:value-type="float" office:value="1494869.8171" calcext:value-type="float">
            <text:p>1494869.8171</text:p>
          </table:table-cell>
          <table:table-cell table:style-name="ce3" office:value-type="float" office:value="3967146.6016" calcext:value-type="float">
            <text:p>3967146.6016</text:p>
          </table:table-cell>
          <table:table-cell table:style-name="ce3" office:value-type="float" office:value="4968077.5804" calcext:value-type="float">
            <text:p>4968077.5804</text:p>
          </table:table-cell>
          <table:table-cell table:style-name="ce3" office:value-type="float" office:value="5749366.2764" calcext:value-type="float">
            <text:p>5749366.2764</text:p>
          </table:table-cell>
        </table:table-row>
        <table:table-row table:style-name="ro1">
          <table:table-cell office:value-type="string" calcext:value-type="string">
            <text:p>Weighted 97.5 % Perc.</text:p>
          </table:table-cell>
          <table:table-cell table:style-name="ce1" office:value-type="float" office:value="6479651.3828" calcext:value-type="float">
            <text:p>6479651.3828</text:p>
          </table:table-cell>
          <table:table-cell table:style-name="ce1" office:value-type="float" office:value="0.88" calcext:value-type="float">
            <text:p>0.88</text:p>
          </table:table-cell>
          <table:table-cell office:value-type="float" office:value="1027839.4532" calcext:value-type="float">
            <text:p>1027839.4532</text:p>
          </table:table-cell>
          <table:table-cell office:value-type="float" office:value="0.8576" calcext:value-type="float">
            <text:p>0.8576</text:p>
          </table:table-cell>
          <table:table-cell office:value-type="float" office:value="1126041.3589" calcext:value-type="float">
            <text:p>1126041.3589</text:p>
          </table:table-cell>
          <table:table-cell table:style-name="ce1" office:value-type="float" office:value="1645548.694" calcext:value-type="float">
            <text:p>1645548.694</text:p>
          </table:table-cell>
          <table:table-cell table:style-name="ce1" office:value-type="float" office:value="0.9412" calcext:value-type="float">
            <text:p>0.9412</text:p>
          </table:table-cell>
          <table:table-cell office:value-type="float" office:value="2340354.0369" calcext:value-type="float">
            <text:p>2340354.0369</text:p>
          </table:table-cell>
          <table:table-cell table:style-name="ce3" office:value-type="float" office:value="5474841.1011" calcext:value-type="float">
            <text:p>5474841.1011</text:p>
          </table:table-cell>
          <table:table-cell table:style-name="ce3" office:value-type="float" office:value="7218241.8452" calcext:value-type="float">
            <text:p>7218241.8452</text:p>
          </table:table-cell>
          <table:table-cell table:style-name="ce3" office:value-type="float" office:value="8075972.0133" calcext:value-type="float">
            <text:p>8075972.0133</text:p>
          </table:table-cell>
        </table:table-row>
        <table:table-row table:style-name="ro1">
          <table:table-cell office:value-type="string" calcext:value-type="string">
            <text:p>Max.</text:p>
          </table:table-cell>
          <table:table-cell office:value-type="float" office:value="8546029.1637" calcext:value-type="float">
            <text:p>8546029.1637</text:p>
          </table:table-cell>
          <table:table-cell office:value-type="float" office:value="0.8914" calcext:value-type="float">
            <text:p>0.8914</text:p>
          </table:table-cell>
          <table:table-cell office:value-type="float" office:value="1355039.4735" calcext:value-type="float">
            <text:p>1355039.4735</text:p>
          </table:table-cell>
          <table:table-cell office:value-type="float" office:value="0.9236" calcext:value-type="float">
            <text:p>0.9236</text:p>
          </table:table-cell>
          <table:table-cell office:value-type="float" office:value="1172711.036" calcext:value-type="float">
            <text:p>1172711.036</text:p>
          </table:table-cell>
          <table:table-cell office:value-type="float" office:value="1794234.1821" calcext:value-type="float">
            <text:p>1794234.1821</text:p>
          </table:table-cell>
          <table:table-cell office:value-type="float" office:value="0.9651" calcext:value-type="float">
            <text:p>0.9651</text:p>
          </table:table-cell>
          <table:table-cell office:value-type="float" office:value="2492779.0565" calcext:value-type="float">
            <text:p>2492779.0565</text:p>
          </table:table-cell>
          <table:table-cell office:value-type="float" office:value="7549990.6664" calcext:value-type="float">
            <text:p>7549990.6664</text:p>
          </table:table-cell>
          <table:table-cell office:value-type="float" office:value="9575086.2262" calcext:value-type="float">
            <text:p>9575086.2262</text:p>
          </table:table-cell>
          <table:table-cell office:value-type="float" office:value="8699761.4051" calcext:value-type="float">
            <text:p>8699761.40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22:35:12.422534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21:25:04.445025855</meta:creation-date>
    <meta:generator>LibreOffice/6.0.7.3$Linux_X86_64 LibreOffice_project/00m0$Build-3</meta:generator>
    <dc:date>2020-04-13T21:49:22.712318433</dc:date>
    <meta:editing-duration>PT24M18S</meta:editing-duration>
    <meta:editing-cycles>4</meta:editing-cycles>
    <meta:document-statistic meta:table-count="1" meta:cell-count="263" meta:object-count="0"/>
  </office:meta>
</office:document-meta>
</file>